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3284933" calcext:value-type="float">
            <text:p>-0.3284933</text:p>
          </table:table-cell>
        </table:table-row>
        <table:table-row table:style-name="ro1">
          <table:table-cell office:value-type="float" office:value="-6.26315789" calcext:value-type="float">
            <text:p>-6.26315789</text:p>
          </table:table-cell>
          <table:table-cell office:value-type="float" office:value="0.01001304" calcext:value-type="float">
            <text:p>0.01001304</text:p>
          </table:table-cell>
        </table:table-row>
        <table:table-row table:style-name="ro1">
          <table:table-cell office:value-type="float" office:value="-5.52631579" calcext:value-type="float">
            <text:p>-5.52631579</text:p>
          </table:table-cell>
          <table:table-cell office:value-type="float" office:value="0.34332449" calcext:value-type="float">
            <text:p>0.34332449</text:p>
          </table:table-cell>
        </table:table-row>
        <table:table-row table:style-name="ro1">
          <table:table-cell office:value-type="float" office:value="-4.78947368" calcext:value-type="float">
            <text:p>-4.78947368</text:p>
          </table:table-cell>
          <table:table-cell office:value-type="float" office:value="0.49851522" calcext:value-type="float">
            <text:p>0.49851522</text:p>
          </table:table-cell>
        </table:table-row>
        <table:table-row table:style-name="ro1">
          <table:table-cell office:value-type="float" office:value="-4.05263158" calcext:value-type="float">
            <text:p>-4.05263158</text:p>
          </table:table-cell>
          <table:table-cell office:value-type="float" office:value="0.39507047" calcext:value-type="float">
            <text:p>0.39507047</text:p>
          </table:table-cell>
        </table:table-row>
        <table:table-row table:style-name="ro1">
          <table:table-cell office:value-type="float" office:value="-3.31578947" calcext:value-type="float">
            <text:p>-3.31578947</text:p>
          </table:table-cell>
          <table:table-cell office:value-type="float" office:value="0.08665858" calcext:value-type="float">
            <text:p>0.08665858</text:p>
          </table:table-cell>
        </table:table-row>
        <table:table-row table:style-name="ro1">
          <table:table-cell office:value-type="float" office:value="-2.57894737" calcext:value-type="float">
            <text:p>-2.57894737</text:p>
          </table:table-cell>
          <table:table-cell office:value-type="float" office:value="-0.26671278" calcext:value-type="float">
            <text:p>-0.26671278</text:p>
          </table:table-cell>
        </table:table-row>
        <table:table-row table:style-name="ro1">
          <table:table-cell office:value-type="float" office:value="-1.84210526" calcext:value-type="float">
            <text:p>-1.84210526</text:p>
          </table:table-cell>
          <table:table-cell office:value-type="float" office:value="-0.48171047" calcext:value-type="float">
            <text:p>-0.48171047</text:p>
          </table:table-cell>
        </table:table-row>
        <table:table-row table:style-name="ro1">
          <table:table-cell office:value-type="float" office:value="-1.10526316" calcext:value-type="float">
            <text:p>-1.10526316</text:p>
          </table:table-cell>
          <table:table-cell office:value-type="float" office:value="-0.44679118" calcext:value-type="float">
            <text:p>-0.44679118</text:p>
          </table:table-cell>
        </table:table-row>
        <table:table-row table:style-name="ro1">
          <table:table-cell office:value-type="float" office:value="-0.36842105" calcext:value-type="float">
            <text:p>-0.36842105</text:p>
          </table:table-cell>
          <table:table-cell office:value-type="float" office:value="-0.18007144" calcext:value-type="float">
            <text:p>-0.1800714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18007144" calcext:value-type="float">
            <text:p>0.18007144</text:p>
          </table:table-cell>
        </table:table-row>
        <table:table-row table:style-name="ro1">
          <table:table-cell office:value-type="float" office:value="1.10526316" calcext:value-type="float">
            <text:p>1.10526316</text:p>
          </table:table-cell>
          <table:table-cell office:value-type="float" office:value="0.44679118" calcext:value-type="float">
            <text:p>0.44679118</text:p>
          </table:table-cell>
        </table:table-row>
        <table:table-row table:style-name="ro1">
          <table:table-cell office:value-type="float" office:value="1.84210526" calcext:value-type="float">
            <text:p>1.84210526</text:p>
          </table:table-cell>
          <table:table-cell office:value-type="float" office:value="0.48171047" calcext:value-type="float">
            <text:p>0.48171047</text:p>
          </table:table-cell>
        </table:table-row>
        <table:table-row table:style-name="ro1">
          <table:table-cell office:value-type="float" office:value="2.57894737" calcext:value-type="float">
            <text:p>2.57894737</text:p>
          </table:table-cell>
          <table:table-cell office:value-type="float" office:value="0.26671278" calcext:value-type="float">
            <text:p>0.26671278</text:p>
          </table:table-cell>
        </table:table-row>
        <table:table-row table:style-name="ro1">
          <table:table-cell office:value-type="float" office:value="3.31578947" calcext:value-type="float">
            <text:p>3.31578947</text:p>
          </table:table-cell>
          <table:table-cell office:value-type="float" office:value="-0.08665858" calcext:value-type="float">
            <text:p>-0.08665858</text:p>
          </table:table-cell>
        </table:table-row>
        <table:table-row table:style-name="ro1">
          <table:table-cell office:value-type="float" office:value="4.05263158" calcext:value-type="float">
            <text:p>4.05263158</text:p>
          </table:table-cell>
          <table:table-cell office:value-type="float" office:value="-0.39507047" calcext:value-type="float">
            <text:p>-0.39507047</text:p>
          </table:table-cell>
        </table:table-row>
        <table:table-row table:style-name="ro1">
          <table:table-cell office:value-type="float" office:value="4.78947368" calcext:value-type="float">
            <text:p>4.78947368</text:p>
          </table:table-cell>
          <table:table-cell office:value-type="float" office:value="-0.49851522" calcext:value-type="float">
            <text:p>-0.49851522</text:p>
          </table:table-cell>
        </table:table-row>
        <table:table-row table:style-name="ro1">
          <table:table-cell office:value-type="float" office:value="5.52631579" calcext:value-type="float">
            <text:p>5.52631579</text:p>
          </table:table-cell>
          <table:table-cell office:value-type="float" office:value="-0.34332449" calcext:value-type="float">
            <text:p>-0.34332449</text:p>
          </table:table-cell>
        </table:table-row>
        <table:table-row table:style-name="ro1">
          <table:table-cell office:value-type="float" office:value="6.26315789" calcext:value-type="float">
            <text:p>6.26315789</text:p>
          </table:table-cell>
          <table:table-cell office:value-type="float" office:value="-0.01001304" calcext:value-type="float">
            <text:p>-0.01001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84933" calcext:value-type="float">
            <text:p>0.3284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an Meurer</meta:initial-creator>
    <meta:creation-date>2016-09-09T14:57:22.898708673</meta:creation-date>
    <dc:date>2016-09-09T17:07:22.418870166</dc:date>
    <dc:creator>Taylan Meurer</dc:creator>
    <meta:editing-duration>PT1H54M46S</meta:editing-duration>
    <meta:editing-cycles>6</meta:editing-cycles>
    <meta:generator>LibreOffice/4.3.3.2$Linux_X86_64 LibreOffice_project/430m0$Build-2</meta:generator>
    <meta:document-statistic meta:table-count="1" meta:cell-count="40" meta:object-count="0"/>
  </office:meta>
</office:document-meta>
</file>